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1 - The Azarinth Sentinel" calcext:value-type="string">
            <text:p>Class 1: 46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6 - Kin of Ash" calcext:value-type="string">
            <text:p>Class 2: 45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401150.22186" calcext:value-type="float">
            <text:p>15,401,150</text:p>
          </table:table-cell>
          <table:table-cell table:style-name="ce11" table:formula="of:=[.V9]" office:value-type="float" office:value="1041949.143" calcext:value-type="float">
            <text:p>1,041,94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3949" calcext:value-type="float">
            <text:p>2394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7.87675" calcext:value-type="float">
            <text:p>5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7 - The Faen Valkyrie" calcext:value-type="string">
            <text:p>Class 3: 407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28" calcext:value-type="float">
            <text:p>35.28</text:p>
          </table:table-cell>
          <table:table-cell table:style-name="ce12" table:formula="of:=[.U10]" office:value-type="percentage" office:value="35.28" calcext:value-type="percentage">
            <text:p>352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47653.18" calcext:value-type="float">
            <text:p>5647653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401150.22186" calcext:value-type="float">
            <text:p>15401150.22186</text:p>
          </table:table-cell>
          <table:table-cell table:style-name="ce6" table:formula="of:=([.S11]+[.S12])/2" office:value-type="float" office:value="1041949.143" calcext:value-type="float">
            <text:p>1041949.143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154647.26372" calcext:value-type="float">
            <text:p>25154647.2637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28" calcext:value-type="percentage">
            <text:p>352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599429026068" calcext:value-type="percentage">
            <text:p>97.7%</text:p>
          </table:table-cell>
          <table:table-cell table:formula="of:=1/(1-[.Q11])" office:value-type="float" office:value="42.7339999999996" calcext:value-type="float">
            <text:p>42.7339999999996</text:p>
          </table:table-cell>
          <table:table-cell table:formula="of:=[.$S$2]/(1/(1+[.$O$15]+[.$AV$15]))" office:value-type="float" office:value="1000589.22" calcext:value-type="float">
            <text:p>1000589.2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892735552903" calcext:value-type="percentage">
            <text:p>97.8%</text:p>
          </table:table-cell>
          <table:table-cell table:formula="of:=1/(1-[.Q12])" office:value-type="float" office:value="45.2340000000007" calcext:value-type="float">
            <text:p>45.2340000000007</text:p>
          </table:table-cell>
          <table:table-cell table:formula="of:=[.$S$2]/(1/(1+[.$O$15]+[.$AJ$15]+[.$AV$15]))" office:value-type="float" office:value="1083309.066" calcext:value-type="float">
            <text:p>1083309.06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46082289486" calcext:value-type="percentage">
            <text:p>97.7%</text:p>
          </table:table-cell>
          <table:table-cell table:style-name="ce14" table:formula="of:=([.R11]+[.R12])/2" office:value-type="float" office:value="43.984" calcext:value-type="float">
            <text:p>44.0</text:p>
          </table:table-cell>
          <table:table-cell table:style-name="ce14" table:formula="of:=([.S11]+[.S12])/2" office:value-type="float" office:value="1041949.143" calcext:value-type="float">
            <text:p>104194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6" calcext:value-type="percentage">
            <text:p>8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28" calcext:value-type="percentage">
            <text:p>352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54" calcext:value-type="percentage">
            <text:p>34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54" calcext:value-type="percentage">
            <text:p>9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74" calcext:value-type="percentage">
            <text:p>77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28.0%" calcext:value-type="string">
            <text:p>Resilience: 3,52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1" calcext:value-type="float">
            <text:p>46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3,949" calcext:value-type="string">
            <text:p>Health: <text:s/>23,94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D25]+([.C25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7.9] [376.2 seconds]" calcext:value-type="string">
            <text:p>hp/sec: <text:s/>0.27% [57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6" calcext:value-type="float">
            <text:p>456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5%     [hp x 43.98]" calcext:value-type="string">
            <text:p>Mitigation: <text:s text:c="6"/>97.725% <text:s text:c="4"/>[hp x 43.9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1,949.1 [hp x 78.03]" calcext:value-type="string">
            <text:p>Effective Health: 1,041,949.1 [hp x 78.0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0 Sentinel Huntress        x8 " calcext:value-type="string">
            <text:p>3-2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7" calcext:value-type="float">
            <text:p>40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formula="of:=[.D43]+([.C43]-1)*20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45" calcext:value-type="percentage">
            <text:p>54.50%</text:p>
          </table:table-cell>
          <table:table-cell table:style-name="ce9" table:formula="of:=[.O43]" office:value-type="percentage" office:value="4.36" calcext:value-type="percentage">
            <text:p>43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36" calcext:value-type="percentage">
            <text:p>4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D44]+([.C44]-1)*20" office:value-type="float" office:value="54" calcext:value-type="float">
            <text:p>5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45]+([.C45]-1)*20" office:value-type="float" office:value="50" calcext:value-type="float">
            <text:p>5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46]+([.C46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" calcext:value-type="percentage">
            <text:p>43.00%</text:p>
          </table:table-cell>
          <table:table-cell table:style-name="ce38" table:formula="of:=[.O46]" office:value-type="percentage" office:value="3.87" calcext:value-type="percentage">
            <text:p>387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87" calcext:value-type="percentage">
            <text:p>387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54" calcext:value-type="percentage">
            <text:p>95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54" calcext:value-type="percentage">
            <text:p>95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74" calcext:value-type="percentage">
            <text:p>77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4 Displacement             x2 " calcext:value-type="string">
            <text:p>3-14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0 Space Shift              x2 " calcext:value-type="string">
            <text:p>3-10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73" calcext:value-type="float">
            <text:p>1973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6 Deviant of Humanity" calcext:value-type="string">
            <text:p>2-1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67]+([.C67]-1)*20" office:value-type="float" office:value="36" calcext:value-type="float">
            <text:p>36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2  Sage of Torment" calcext:value-type="string">
            <text:p>2-2 <text:s/>Sage of Torment</text:p>
          </table:table-cell>
          <table:table-cell office:value-type="string" calcext:value-type="string">
            <text:p>Sage of Torm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78]+([.C78]-1)*20" office:value-type="float" office:value="22" calcext:value-type="float">
            <text:p>22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4  Teaching" calcext:value-type="string">
            <text:p>1-4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80]+([.C80]-1)*20" office:value-type="float" office:value="4" calcext:value-type="float">
            <text:p>4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5 Veteran" calcext:value-type="string">
            <text:p>3-1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1]+([.C81]-1)*20" office:value-type="float" office:value="55" calcext:value-type="float">
            <text:p>5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5  Ash Magic Resistance" calcext:value-type="string">
            <text:p>1-5 <text:s/>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86]+([.C86]-1)*20" office:value-type="float" office:value="5" calcext:value-type="float">
            <text:p>5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9  Lightning Resistance" calcext:value-type="string">
            <text:p>3-9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5 Mental Resistance" calcext:value-type="string">
            <text:p>3-15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3 2nd tier" calcext:value-type="string">
            <text:p>23 2nd tier</text:p>
          </table:table-cell>
          <table:table-cell table:formula="of:=COUNTIF([.$C$85:.$C$139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30%" calcext:value-type="string">
            <text:p>23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5%" calcext:value-type="string">
            <text:p>53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5%] more dense. (Avatar of Ash 2nd)" calcext:value-type="string">
            <text:p><text:s text:c="16"/>[53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1" calcext:value-type="float">
            <text:p>46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6" calcext:value-type="float">
            <text:p>45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7" calcext:value-type="float">
            <text:p>407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28.0%" calcext:value-type="string">
            <text:p>3,52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3,949" calcext:value-type="string">
            <text:p>23,949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7.9" calcext:value-type="string">
            <text:p>57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5%" calcext:value-type="string">
            <text:p>97.725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98" calcext:value-type="string">
            <text:p>43.9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1,949.1" calcext:value-type="string">
            <text:p>1,041,94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03" calcext:value-type="string">
            <text:p>78.0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0" calcext:value-type="float">
            <text:p>2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9" calcext:value-type="float">
            <text:p>19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4.5% =&gt; 436.0%" calcext:value-type="string">
            <text:p>54.5% =&gt; 43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4" calcext:value-type="float">
            <text:p>14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0" calcext:value-type="float">
            <text:p>1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6" calcext:value-type="float">
            <text:p>16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0% =&gt; 387.0%" calcext:value-type="string">
            <text:p>43.0% =&gt; 387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6% =&gt; 95.4%" calcext:value-type="string">
            <text:p>10.6% =&gt; 95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5.4%" calcext:value-type="string">
            <text:p>5.0% =&gt; 95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6% =&gt; 77.4%" calcext:value-type="string">
            <text:p>8.6% =&gt; 77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1 - The Azarinth Sentinel" calcext:value-type="string">
            <text:p>Class 1: 461 - The Azarinth Sentinel</text:p>
          </table:table-cell>
        </table:table-row>
        <table:table-row table:style-name="ro1">
          <table:table-cell table:formula="of:=[$Calculations.A2]" office:value-type="string" office:string-value="Class 2: 456 - Kin of Ash" calcext:value-type="string">
            <text:p>Class 2: 456 - Kin of Ash</text:p>
          </table:table-cell>
        </table:table-row>
        <table:table-row table:style-name="ro1">
          <table:table-cell table:formula="of:=[$Calculations.A3]" office:value-type="string" office:string-value="Class 3: 407 - The Faen Valkyrie" calcext:value-type="string">
            <text:p>Class 3: 40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28.0%" calcext:value-type="string">
            <text:p>Resilience: 3,52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3,949" calcext:value-type="string">
            <text:p>Health: <text:s/>23,949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7.9] [376.2 seconds]" calcext:value-type="string">
            <text:p>hp/sec: <text:s/>0.27% [57.9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5%     [hp x 43.98]" calcext:value-type="string">
            <text:p>Mitigation: <text:s text:c="6"/>97.725% <text:s text:c="4"/>[hp x 43.98]</text:p>
          </table:table-cell>
        </table:table-row>
        <table:table-row table:style-name="ro1">
          <table:table-cell table:formula="of:=[$Calculations.A31]" office:value-type="string" office:string-value="Effective Health: 1,041,949.1 [hp x 78.03]" calcext:value-type="string">
            <text:p>Effective Health: 1,041,949.1 [hp x 78.0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0 Sentinel Huntress        x8 " calcext:value-type="string">
            <text:p>3-2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</table:table-row>
        <table:table-row table:style-name="ro1">
          <table:table-cell table:formula="of:=[$Calculations.A60]" office:value-type="string" office:string-value="3-14 Displacement             x2 " calcext:value-type="string">
            <text:p>3-14 Displacement <text:s text:c="12"/>x2 </text:p>
          </table:table-cell>
        </table:table-row>
        <table:table-row table:style-name="ro1">
          <table:table-cell table:formula="of:=[$Calculations.A61]" office:value-type="string" office:string-value="3-10 Space Shift              x2 " calcext:value-type="string">
            <text:p>3-10 Space Shift <text:s text:c="13"/>x2 </text:p>
          </table:table-cell>
        </table:table-row>
        <table:table-row table:style-name="ro1">
          <table:table-cell table:formula="of:=[$Calculations.A62]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6 Deviant of Humanity" calcext:value-type="string">
            <text:p>2-16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2  Sage of Torment" calcext:value-type="string">
            <text:p>2-2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4  Teaching" calcext:value-type="string">
            <text:p>1-4 <text:s/>Teaching</text:p>
          </table:table-cell>
        </table:table-row>
        <table:table-row table:style-name="ro1">
          <table:table-cell table:formula="of:=[$Calculations.A81]" office:value-type="string" office:string-value="3-15 Veteran" calcext:value-type="string">
            <text:p>3-15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5  Ash Magic Resistance" calcext:value-type="string">
            <text:p>1-5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9  Lightning Resistance" calcext:value-type="string">
            <text:p>3-9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5 Mental Resistance" calcext:value-type="string">
            <text:p>3-15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5%] more dense. (Avatar of Ash 2nd)" calcext:value-type="string">
            <text:p><text:s text:c="16"/>[53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2:57:30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23:32:05.526000000</dc:date>
    <meta:generator>LibreOffice/7.0.5.2$Windows_X86_64 LibreOffice_project/64390860c6cd0aca4beafafcfd84613dd9dfb63a</meta:generator>
    <meta:editing-duration>PT16H29M24S</meta:editing-duration>
    <meta:editing-cycles>106</meta:editing-cycles>
    <meta:document-statistic meta:table-count="2" meta:cell-count="1612" meta:object-count="0"/>
    <meta:user-defined meta:name="AppVersion">16.0300</meta:user-defined>
  </office:meta>
</office:document-meta>
</file>